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6417in"/>
    </style:style>
    <style:style style:name="co22" style:family="table-column">
      <style:table-column-properties fo:break-before="auto" style:column-width="4.7681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4.4583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4.5028in"/>
    </style:style>
    <style:style style:name="co28" style:family="table-column">
      <style:table-column-properties fo:break-before="auto" style:column-width="0.9398in"/>
    </style:style>
    <style:style style:name="co29" style:family="table-column">
      <style:table-column-properties fo:break-before="auto" style:column-width="1.6291in"/>
    </style:style>
    <style:style style:name="co30" style:family="table-column">
      <style:table-column-properties fo:break-before="auto" style:column-width="3.4839in"/>
    </style:style>
    <style:style style:name="co31" style:family="table-column">
      <style:table-column-properties fo:break-before="auto" style:column-width="4.7709in"/>
    </style:style>
    <style:style style:name="co32" style:family="table-column">
      <style:table-column-properties fo:break-before="auto" style:column-width="0.4283in"/>
    </style:style>
    <style:style style:name="co33" style:family="table-column">
      <style:table-column-properties fo:break-before="auto" style:column-width="5.0953in"/>
    </style:style>
    <style:style style:name="co34" style:family="table-column">
      <style:table-column-properties fo:break-before="auto" style:column-width="0.2752in"/>
    </style:style>
    <style:style style:name="co35" style:family="table-column">
      <style:table-column-properties fo:break-before="auto" style:column-width="4.572in"/>
    </style:style>
    <style:style style:name="co36" style:family="table-column">
      <style:table-column-properties fo:break-before="auto" style:column-width="5.2264in"/>
    </style:style>
    <style:style style:name="co37" style:family="table-column">
      <style:table-column-properties fo:break-before="auto" style:column-width="1.1055in"/>
    </style:style>
    <style:style style:name="co38" style:family="table-column">
      <style:table-column-properties fo:break-before="auto" style:column-width="1.6008in"/>
    </style:style>
    <style:style style:name="co39" style:family="table-column">
      <style:table-column-properties fo:break-before="auto" style:column-width="1.0217in"/>
    </style:style>
    <style:style style:name="co40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19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21" table:default-cell-style-name="ce118"/>
        <table:table-column table:style-name="co22" table:default-cell-style-name="ce189"/>
        <table:table-column table:style-name="co23" table:default-cell-style-name="ce190"/>
        <table:table-column table:style-name="co5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16000" calcext:value-type="float">
            <text:p>1,016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 Box</text:p>
          </table:table-cell>
          <table:table-cell table:style-name="ce204" office:value-type="float" office:value="1518000" calcext:value-type="float">
            <text:p>1,518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HYPER X FURY DDR4 16GB</text:p>
          </table:table-cell>
          <table:table-cell table:style-name="ce169" office:value-type="float" office:value="315000" calcext:value-type="float">
            <text:p>315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Integrated Radeon Vega 7 </text:p>
          </table:table-cell>
          <table:table-cell table:style-name="ce204" office:value-type="float" office:value="0" calcext:value-type="float">
            <text:p>0 </text:p>
          </table:table-cell>
          <table:table-cell/>
          <table:table-cell table:style-name="ce177"/>
          <table:table-cell table:style-name="ce180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Aerocool LUX 550W PSU Powersupply 80+ BRONZE</text:p>
          </table:table-cell>
          <table:table-cell table:style-name="ce204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MSI LED PRO MP223</text:p>
          </table:table-cell>
          <table:table-cell table:style-name="ce206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195" office:value-type="string" calcext:value-type="string">
            <text:p>Xiaomi Monitor A22i | Bezel Tipis FHD 75Hz </text:p>
          </table:table-cell>
          <table:table-cell table:style-name="ce118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Logitech K120 USB</text:p>
          </table:table-cell>
          <table:table-cell table:style-name="ce207" office:value-type="float" office:value="105800" calcext:value-type="float">
            <text:p>105,8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77"/>
          <table:table-cell table:style-name="ce118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77" table:number-columns-repeated="2"/>
          <table:table-cell table:style-name="ce180"/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18"/>
          <table:table-cell table:number-columns-repeated="4"/>
          <table:table-cell table:style-name="ce177" table:number-columns-repeated="2"/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18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16])" office:value-type="float" office:value="5095300" calcext:value-type="float">
            <text:p>5,095,3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5095300" calcext:value-type="float">
            <text:p>5,095,3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style-name="ce184"/>
          <table:table-cell table:style-name="ce151"/>
          <table:table-cell table:style-name="Default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1638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91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4" table:default-cell-style-name="ce118"/>
        <table:table-column table:style-name="co25" table:default-cell-style-name="ce118"/>
        <table:table-column table:style-name="co26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8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9" table:default-cell-style-name="ce112"/>
        <table:table-column table:style-name="co30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31" table:default-cell-style-name="ce118"/>
        <table:table-column table:style-name="co28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8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8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2" table:default-cell-style-name="Default"/>
        <table:table-column table:style-name="co33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4" table:default-cell-style-name="ce177"/>
        <table:table-column table:style-name="co35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7" table:default-cell-style-name="Default"/>
        <table:table-column table:style-name="co5" table:number-columns-repeated="5" table:default-cell-style-name="Default"/>
        <table:table-column table:style-name="co38" table:default-cell-style-name="Default"/>
        <table:table-column table:style-name="co39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0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19:56:28.160080152</dc:date>
    <meta:editing-duration>P20DT3H18M50S</meta:editing-duration>
    <meta:editing-cycles>1009</meta:editing-cycles>
    <meta:generator>LibreOffice/24.8.4.2$Linux_X86_64 LibreOffice_project/480$Build-2</meta:generator>
    <meta:document-statistic meta:table-count="18" meta:cell-count="1310" meta:object-count="0"/>
  </office:meta>
</office:document-meta>
</file>